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5.152cm" svg:height="3.443cm" svg:x="1.915cm" svg:y="2.679cm">
          <text:p text:style-name="P1">Pipeline Rules</text:p>
        </draw:rect>
        <draw:rect draw:style-name="gr1" draw:text-style-name="P1" xml:id="id4" draw:id="id4" draw:layer="layout" svg:width="5.935cm" svg:height="4.132cm" svg:x="10.327cm" svg:y="12.485cm">
          <text:p text:style-name="P1">Reference</text:p>
          <text:p text:style-name="P1">Mapping</text:p>
          <text:p text:style-name="P1">(.rmap)</text:p>
        </draw:rect>
        <draw:connector draw:style-name="gr2" draw:text-style-name="P1" draw:layer="layout" draw:type="line" svg:x1="4.491cm" svg:y1="6.122cm" svg:x2="4.97cm" svg:y2="8.824cm" draw:start-shape="id1" draw:start-glue-point="2" draw:end-shape="id2" draw:end-glue-point="3" svg:d="M4491 6122l479 2702" svg:viewBox="0 0 480 2703">
          <text:p/>
        </draw:connector>
        <draw:connector draw:style-name="gr2" draw:text-style-name="P1" draw:layer="layout" draw:type="line" svg:x1="8.155cm" svg:y1="10.962cm" svg:x2="10.327cm" svg:y2="14.551cm" draw:start-shape="id3" draw:start-glue-point="2" draw:end-shape="id4" svg:d="M8155 10962l2172 3589" svg:viewBox="0 0 2173 3590">
          <text:p/>
        </draw:connector>
        <draw:rect draw:style-name="gr1" draw:text-style-name="P1" draw:layer="layout" svg:width="5.935cm" svg:height="4.242cm" svg:x="19.361cm" svg:y="15.202cm">
          <text:p text:style-name="P1">Reference</text:p>
          <text:p text:style-name="P1">Files</text:p>
        </draw:rect>
        <draw:connector draw:style-name="gr2" draw:text-style-name="P1" draw:layer="layout" draw:type="line" svg:x1="16.674cm" svg:y1="15.858cm" svg:x2="19.313cm" svg:y2="12.216cm" draw:start-shape="id5" draw:end-shape="id6" svg:d="M16674 15858l2639-3642" svg:viewBox="0 0 2640 3643">
          <text:p/>
        </draw:connector>
        <draw:rect draw:style-name="gr1" draw:text-style-name="P1" xml:id="id2" draw:id="id2" draw:layer="layout" svg:width="4.758cm" svg:height="3.55cm" svg:x="4.97cm" svg:y="7.049cm">
          <text:p text:style-name="P1">Instrument </text:p>
          <text:p text:style-name="P1">Context</text:p>
          <text:p text:style-name="P1">(.imap, <text:s/>x5-6)</text:p>
        </draw:rect>
        <draw:rect draw:style-name="gr1" draw:text-style-name="P1" draw:layer="layout" svg:width="5.935cm" svg:height="4.132cm" svg:x="10.57cm" svg:y="13.332cm">
          <text:p text:style-name="P1">Reference</text:p>
          <text:p text:style-name="P1">Mapping</text:p>
          <text:p text:style-name="P1">(.rmap)</text:p>
        </draw:rect>
        <draw:rect draw:style-name="gr1" draw:text-style-name="P1" draw:layer="layout" svg:width="5.935cm" svg:height="4.132cm" svg:x="11.03cm" svg:y="14.712cm">
          <text:p text:style-name="P1">Reference</text:p>
          <text:p text:style-name="P1">Mapping</text:p>
          <text:p text:style-name="P1">(.rmap)</text:p>
        </draw:rect>
        <draw:rect draw:style-name="gr1" draw:text-style-name="P1" xml:id="id5" draw:id="id5" draw:layer="layout" svg:width="5.935cm" svg:height="4.132cm" svg:x="10.739cm" svg:y="13.792cm">
          <text:p text:style-name="P1">Reference</text:p>
          <text:p text:style-name="P1">Type Rules</text:p>
        </draw:rect>
        <draw:rect draw:style-name="gr1" draw:text-style-name="P1" draw:layer="layout" svg:width="4.758cm" svg:height="3.55cm" svg:x="4.97cm" svg:y="7.049cm">
          <text:p text:style-name="P1">Instrument </text:p>
          <text:p text:style-name="P1">Context</text:p>
          <text:p text:style-name="P1">(.imap, <text:s/>x5-6)</text:p>
        </draw:rect>
        <draw:rect draw:style-name="gr1" draw:text-style-name="P1" draw:layer="layout" svg:width="4.758cm" svg:height="3.55cm" svg:x="4.97cm" svg:y="7.049cm">
          <text:p text:style-name="P1">Instrument </text:p>
          <text:p text:style-name="P1">Context</text:p>
          <text:p text:style-name="P1">(.imap, <text:s/>x5-6)</text:p>
        </draw:rect>
        <draw:rect draw:style-name="gr1" draw:text-style-name="P1" draw:layer="layout" svg:width="4.758cm" svg:height="3.55cm" svg:x="6.615cm" svg:y="8.211cm">
          <text:p text:style-name="P1">Instrument </text:p>
          <text:p text:style-name="P1">Context</text:p>
          <text:p text:style-name="P1">(.imap, <text:s/>x5-6)</text:p>
        </draw:rect>
        <draw:rect draw:style-name="gr1" draw:text-style-name="P1" xml:id="id3" draw:id="id3" draw:layer="layout" svg:width="5.032cm" svg:height="3.55cm" svg:x="5.639cm" svg:y="7.412cm">
          <text:p text:style-name="P1">Instrument Rules</text:p>
        </draw:rect>
        <draw:rect draw:style-name="gr1" draw:text-style-name="P1" draw:layer="layout" svg:width="5.935cm" svg:height="4.242cm" svg:x="19.314cm" svg:y="13.169cm">
          <text:p text:style-name="P1">Reference</text:p>
          <text:p text:style-name="P1">Files</text:p>
        </draw:rect>
        <draw:rect draw:style-name="gr1" draw:text-style-name="P1" xml:id="id6" draw:id="id6" draw:layer="layout" svg:width="5.935cm" svg:height="4.242cm" svg:x="19.313cm" svg:y="10.095cm">
          <text:p text:style-name="P1">Reference</text:p>
          <text:p text:style-name="P1">Files</text:p>
        </draw:rect>
        <draw:rect draw:style-name="gr1" draw:text-style-name="P1" draw:layer="layout" svg:width="5.935cm" svg:height="4.242cm" svg:x="19.289cm" svg:y="5.16cm">
          <text:p text:style-name="P1">Reference</text:p>
          <text:p text:style-name="P1">Files</text:p>
          <text:p text:style-name="P1">(.fits, etc., x30-40k)</text:p>
        </draw:rect>
        <draw:rect draw:style-name="gr1" draw:text-style-name="P1" draw:layer="layout" svg:width="5.935cm" svg:height="4.242cm" svg:x="19.242cm" svg:y="6.054cm">
          <text:p text:style-name="P1">Reference</text:p>
          <text:p text:style-name="P1">Files</text:p>
          <text:p text:style-name="P1">(.fits, etc., x30-40k)</text:p>
        </draw:rect>
        <draw:rect draw:style-name="gr1" draw:text-style-name="P1" draw:layer="layout" svg:width="5.935cm" svg:height="4.242cm" svg:x="19.243cm" svg:y="6.054cm">
          <text:p text:style-name="P1">Reference</text:p>
          <text:p text:style-name="P1">Files</text:p>
        </draw:rect>
        <draw:rect draw:style-name="gr1" draw:text-style-name="P1" draw:layer="layout" svg:width="5.935cm" svg:height="4.242cm" svg:x="19.172cm" svg:y="3.925cm">
          <text:p text:style-name="P1">Reference</text:p>
          <text:p text:style-name="P1">Data Files</text:p>
          <text:p text:style-name="P1"/>
        </draw:rect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dd Miller</meta:initial-creator>
    <meta:creation-date>2012-02-21T09:13:55</meta:creation-date>
    <meta:editing-duration>PT30M9S</meta:editing-duration>
    <meta:editing-cycles>8</meta:editing-cycles>
    <dc:date>2017-11-22T09:04:20.274378000</dc:date>
    <dc:creator>Todd Miller</dc:creator>
    <meta:generator>LibreOffice/5.0.4.2$MacOSX_X86_64 LibreOffice_project/2b9802c1994aa0b7dc6079e128979269cf95bc78</meta:generator>
    <meta:document-statistic meta:object-count="43"/>
  </office:meta>
</office:document-meta>
</file>